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002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DVB-T_20_bitrate_20_calculator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fo:padding="0.028in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3c3c3c" fo:padding="0.028in" fo:border-right="none" style:rotation-align="none" fo:border-top="0.74pt solid #3c3c3c"/>
    </style:style>
    <style:style style:name="ce6" style:family="table-cell" style:parent-style-name="Default">
      <style:table-cell-properties fo:border-bottom="0.74pt solid #3c3c3c" fo:background-color="#ffffff" style:diagonal-bl-tr="none" style:diagonal-tl-br="none" fo:border-left="0.74pt solid #3c3c3c" fo:padding="0.028in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3c3c3c"/>
    </style:style>
    <style:style style:name="ce11" style:family="table-cell" style:parent-style-name="Default">
      <style:table-cell-properties fo:border-bottom="0.74pt solid #3c3c3c" fo:background-color="#ffffff" style:diagonal-bl-tr="none" style:diagonal-tl-br="none" fo:border-left="none" fo:padding="0.028in" fo:border-right="none" style:rotation-align="none" fo:border-top="none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0.74pt solid #3c3c3c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71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17" style:family="table-cell" style:parent-style-name="Default">
      <style:table-cell-properties fo:border-bottom="0.74pt solid #3c3c3c" fo:background-color="#ffffff" style:diagonal-bl-tr="none" style:diagonal-tl-br="none" fo:border-left="0.74pt solid #3c3c3c" fo:padding="0.028in" fo:border-right="none" style:rotation-align="none" fo:border-top="0.74pt solid #3c3c3c"/>
    </style:style>
    <style:style style:name="ce18" style:family="table-cell" style:parent-style-name="Default" style:data-style-name="N7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3c3c3c" style:rotation-align="none" fo:border-top="0.74pt solid #3c3c3c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3c3c3c" style:rotation-align="none" fo:border-top="none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L$3:.$L$6])" table:allow-empty-cell="true" table:display-list="unsorted" table:base-cell-address="'DVB-T bitrate calculator'.B3">
          <table:error-message table:message-type="stop" table:display="true"/>
        </table:content-validation>
        <table:content-validation table:name="val2" table:condition="of:cell-content-is-in-list([.$M$3:.$M$5])" table:allow-empty-cell="true" table:display-list="unsorted" table:base-cell-address="'DVB-T bitrate calculator'.B4">
          <table:error-message table:message-type="stop" table:display="true"/>
        </table:content-validation>
      </table:content-validations>
      <table:table table:name="DVB-T bitrate calculat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number-columns-repeated="1014" table:default-cell-style-name="Default"/>
        <table:table-row table:style-name="ro1">
          <table:table-cell table:number-columns-repeated="3"/>
          <table:table-cell table:style-name="ce5"/>
          <table:table-cell table:style-name="ce10"/>
          <table:table-cell table:style-name="ce15" office:value-type="string" calcext:value-type="string">
            <text:p>DVB-T bitrate (Mbps)</text:p>
          </table:table-cell>
          <table:table-cell table:style-name="ce10" table:number-columns-repeated="2"/>
          <table:table-cell table:style-name="ce22"/>
          <table:table-cell table:number-columns-repeated="1015"/>
        </table:table-row>
        <table:table-row table:style-name="ro1">
          <table:table-cell table:style-name="ce2" office:value-type="string" calcext:value-type="string">
            <text:p>Changeable parameters</text:p>
          </table:table-cell>
          <table:table-cell table:number-columns-repeated="2"/>
          <table:table-cell table:style-name="ce6"/>
          <table:table-cell table:style-name="ce11"/>
          <table:table-cell table:style-name="ce16" table:number-columns-repeated="3"/>
          <table:table-cell table:style-name="ce23"/>
          <table:table-cell table:number-columns-repeated="2"/>
          <table:table-cell table:style-name="ce2" office:value-type="string" calcext:value-type="string">
            <text:p>Value lists (do not touc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dwidth (MHz)</text:p>
          </table:table-cell>
          <table:table-cell table:style-name="ce3" table:content-validation-name="val1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Modulation</text:p>
          </table:table-cell>
          <table:table-cell table:style-name="ce12" office:value-type="string" calcext:value-type="string">
            <text:p>Coding rate</text:p>
          </table:table-cell>
          <table:table-cell table:style-name="ce17"/>
          <table:table-cell table:style-name="ce20" office:value-type="string" calcext:value-type="string">
            <text:p>Guard interval</text:p>
          </table:table-cell>
          <table:table-cell table:style-name="ce21"/>
          <table:table-cell table:style-name="ce24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l carriers (FFT mode)</text:p>
          </table:table-cell>
          <table:table-cell table:style-name="ce3" table:content-validation-name="val2" office:value-type="float" office:value="8192" calcext:value-type="float">
            <text:p>8192</text:p>
          </table:table-cell>
          <table:table-cell/>
          <table:table-cell table:style-name="ce8"/>
          <table:table-cell table:style-name="ce13"/>
          <table:table-cell table:style-name="ce18" office:value-type="float" office:value="0.25" calcext:value-type="float">
            <text:p><text:s text:c="2"/>1/ 4</text:p>
          </table:table-cell>
          <table:table-cell table:style-name="ce18" office:value-type="float" office:value="0.125" calcext:value-type="float">
            <text:p><text:s text:c="2"/>1/ 8</text:p>
          </table:table-cell>
          <table:table-cell table:style-name="ce18" office:value-type="float" office:value="0.0625" calcext:value-type="float">
            <text:p><text:s text:c="2"/>1/16</text:p>
          </table:table-cell>
          <table:table-cell table:style-name="ce18" office:value-type="float" office:value="0.03125" calcext:value-type="float">
            <text:p><text:s text:c="2"/>1/3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096" calcext:value-type="float">
            <text:p>409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7"/>
          <table:table-cell table:style-name="ce14" office:value-type="float" office:value="0.5" calcext:value-type="float">
            <text:p><text:s text:c="2"/>1/ 2</text:p>
          </table:table-cell>
          <table:table-cell table:style-name="ce19" table:formula="of:=([.$B$8]*[.$B$10]/([.$B$4]*(1+[.F$4])))*2*[.$E5]*(188/204)" office:value-type="float" office:value="4.97647058823529" calcext:value-type="float">
            <text:p>4.976471</text:p>
          </table:table-cell>
          <table:table-cell table:style-name="ce19" table:formula="of:=([.$B$8]*[.$B$10]/([.$B$4]*(1+[.G$4])))*2*[.$E5]*(188/204)" office:value-type="float" office:value="5.52941176470588" calcext:value-type="float">
            <text:p>5.529412</text:p>
          </table:table-cell>
          <table:table-cell table:style-name="ce19" table:formula="of:=([.$B$8]*[.$B$10]/([.$B$4]*(1+[.H$4])))*2*[.$E5]*(188/204)" office:value-type="float" office:value="5.85467128027682" calcext:value-type="float">
            <text:p>5.854671</text:p>
          </table:table-cell>
          <table:table-cell table:style-name="ce19" table:formula="of:=([.$B$8]*[.$B$10]/([.$B$4]*(1+[.I$4])))*2*[.$E5]*(188/204)" office:value-type="float" office:value="6.03208556149733" calcext:value-type="float">
            <text:p>6.032086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192" calcext:value-type="float">
            <text:p>81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4" office:value-type="float" office:value="0.666666666666667" calcext:value-type="float">
            <text:p><text:s text:c="2"/>2/ 3</text:p>
          </table:table-cell>
          <table:table-cell table:style-name="ce19" table:formula="of:=([.$B$8]*[.$B$10]/([.$B$4]*(1+[.F$4])))*2*[.$E6]*(188/204)" office:value-type="float" office:value="6.63529411764706" calcext:value-type="float">
            <text:p>6.635294</text:p>
          </table:table-cell>
          <table:table-cell table:style-name="ce19" table:formula="of:=([.$B$8]*[.$B$10]/([.$B$4]*(1+[.G$4])))*2*[.$E6]*(188/204)" office:value-type="float" office:value="7.37254901960784" calcext:value-type="float">
            <text:p>7.372549</text:p>
          </table:table-cell>
          <table:table-cell table:style-name="ce19" table:formula="of:=([.$B$8]*[.$B$10]/([.$B$4]*(1+[.H$4])))*2*[.$E6]*(188/204)" office:value-type="float" office:value="7.80622837370242" calcext:value-type="float">
            <text:p>7.806228</text:p>
          </table:table-cell>
          <table:table-cell table:style-name="ce19" table:formula="of:=([.$B$8]*[.$B$10]/([.$B$4]*(1+[.I$4])))*2*[.$E6]*(188/204)" office:value-type="float" office:value="8.0427807486631" calcext:value-type="float">
            <text:p>8.04278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mputed values</text:p>
          </table:table-cell>
          <table:table-cell table:number-columns-repeated="2"/>
          <table:table-cell table:style-name="ce9" office:value-type="string" calcext:value-type="string">
            <text:p>QPSK</text:p>
          </table:table-cell>
          <table:table-cell table:style-name="ce14" office:value-type="float" office:value="0.75" calcext:value-type="float">
            <text:p><text:s text:c="2"/>3/ 4</text:p>
          </table:table-cell>
          <table:table-cell table:style-name="ce19" table:formula="of:=([.$B$8]*[.$B$10]/([.$B$4]*(1+[.F$4])))*2*[.$E7]*(188/204)" office:value-type="float" office:value="7.46470588235294" calcext:value-type="float">
            <text:p>7.464706</text:p>
          </table:table-cell>
          <table:table-cell table:style-name="ce19" table:formula="of:=([.$B$8]*[.$B$10]/([.$B$4]*(1+[.G$4])))*2*[.$E7]*(188/204)" office:value-type="float" office:value="8.29411764705882" calcext:value-type="float">
            <text:p>8.294118</text:p>
          </table:table-cell>
          <table:table-cell table:style-name="ce19" table:formula="of:=([.$B$8]*[.$B$10]/([.$B$4]*(1+[.H$4])))*2*[.$E7]*(188/204)" office:value-type="float" office:value="8.78200692041522" calcext:value-type="float">
            <text:p>8.782007</text:p>
          </table:table-cell>
          <table:table-cell table:style-name="ce19" table:formula="of:=([.$B$8]*[.$B$10]/([.$B$4]*(1+[.I$4])))*2*[.$E7]*(188/204)" office:value-type="float" office:value="9.04812834224599" calcext:value-type="float">
            <text:p>9.048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 rate (Msps)</text:p>
          </table:table-cell>
          <table:table-cell table:style-name="ce4" table:formula="of:=[.B3]*8/7" office:value-type="float" office:value="9.14285714285714" calcext:value-type="float">
            <text:p>9.14</text:p>
          </table:table-cell>
          <table:table-cell/>
          <table:table-cell table:style-name="ce9"/>
          <table:table-cell table:style-name="ce14" office:value-type="float" office:value="0.833333333333333" calcext:value-type="float">
            <text:p><text:s text:c="2"/>5/ 6</text:p>
          </table:table-cell>
          <table:table-cell table:style-name="ce19" table:formula="of:=([.$B$8]*[.$B$10]/([.$B$4]*(1+[.F$4])))*2*[.$E8]*(188/204)" office:value-type="float" office:value="8.29411764705882" calcext:value-type="float">
            <text:p>8.294118</text:p>
          </table:table-cell>
          <table:table-cell table:style-name="ce19" table:formula="of:=([.$B$8]*[.$B$10]/([.$B$4]*(1+[.G$4])))*2*[.$E8]*(188/204)" office:value-type="float" office:value="9.2156862745098" calcext:value-type="float">
            <text:p>9.215686</text:p>
          </table:table-cell>
          <table:table-cell table:style-name="ce19" table:formula="of:=([.$B$8]*[.$B$10]/([.$B$4]*(1+[.H$4])))*2*[.$E8]*(188/204)" office:value-type="float" office:value="9.75778546712803" calcext:value-type="float">
            <text:p>9.757785</text:p>
          </table:table-cell>
          <table:table-cell table:style-name="ce19" table:formula="of:=([.$B$8]*[.$B$10]/([.$B$4]*(1+[.I$4])))*2*[.$E8]*(188/204)" office:value-type="float" office:value="10.0534759358289" calcext:value-type="float">
            <text:p>10.053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tive carriers</text:p>
          </table:table-cell>
          <table:table-cell table:formula="of:=CEILING([.B4]*6817/8192;1;1)" office:value-type="float" office:value="6817" calcext:value-type="float">
            <text:p>6817</text:p>
          </table:table-cell>
          <table:table-cell/>
          <table:table-cell table:style-name="ce8"/>
          <table:table-cell table:style-name="ce14" office:value-type="float" office:value="0.875" calcext:value-type="float">
            <text:p><text:s text:c="2"/>7/ 8</text:p>
          </table:table-cell>
          <table:table-cell table:style-name="ce19" table:formula="of:=([.$B$8]*[.$B$10]/([.$B$4]*(1+[.F$4])))*2*[.$E9]*(188/204)" office:value-type="float" office:value="8.70882352941177" calcext:value-type="float">
            <text:p>8.708824</text:p>
          </table:table-cell>
          <table:table-cell table:style-name="ce19" table:formula="of:=([.$B$8]*[.$B$10]/([.$B$4]*(1+[.G$4])))*2*[.$E9]*(188/204)" office:value-type="float" office:value="9.67647058823529" calcext:value-type="float">
            <text:p>9.676471</text:p>
          </table:table-cell>
          <table:table-cell table:style-name="ce19" table:formula="of:=([.$B$8]*[.$B$10]/([.$B$4]*(1+[.H$4])))*2*[.$E9]*(188/204)" office:value-type="float" office:value="10.2456747404844" calcext:value-type="float">
            <text:p>10.245675</text:p>
          </table:table-cell>
          <table:table-cell table:style-name="ce19" table:formula="of:=([.$B$8]*[.$B$10]/([.$B$4]*(1+[.I$4])))*2*[.$E9]*(188/204)" office:value-type="float" office:value="10.5561497326203" calcext:value-type="float">
            <text:p>10.5561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carriers</text:p>
          </table:table-cell>
          <table:table-cell table:formula="of:=CEILING([.B4]*6048/8192;1;1)" office:value-type="float" office:value="6048" calcext:value-type="float">
            <text:p>6048</text:p>
          </table:table-cell>
          <table:table-cell/>
          <table:table-cell table:style-name="ce7"/>
          <table:table-cell table:style-name="ce14" office:value-type="float" office:value="0.5" calcext:value-type="float">
            <text:p><text:s text:c="2"/>1/ 2</text:p>
          </table:table-cell>
          <table:table-cell table:style-name="ce19" table:formula="of:=([.$B$8]*[.$B$10]/([.$B$4]*(1+[.F$4])))*4*[.$E10]*(188/204)" office:value-type="float" office:value="9.95294117647059" calcext:value-type="float">
            <text:p>9.952941</text:p>
          </table:table-cell>
          <table:table-cell table:style-name="ce19" table:formula="of:=([.$B$8]*[.$B$10]/([.$B$4]*(1+[.G$4])))*4*[.$E10]*(188/204)" office:value-type="float" office:value="11.0588235294118" calcext:value-type="float">
            <text:p>11.058824</text:p>
          </table:table-cell>
          <table:table-cell table:style-name="ce19" table:formula="of:=([.$B$8]*[.$B$10]/([.$B$4]*(1+[.H$4])))*4*[.$E10]*(188/204)" office:value-type="float" office:value="11.7093425605536" calcext:value-type="float">
            <text:p>11.709343</text:p>
          </table:table-cell>
          <table:table-cell table:style-name="ce19" table:formula="of:=([.$B$8]*[.$B$10]/([.$B$4]*(1+[.I$4])))*4*[.$E10]*(188/204)" office:value-type="float" office:value="12.0641711229947" calcext:value-type="float">
            <text:p>12.0641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ll carriers</text:p>
          </table:table-cell>
          <table:table-cell table:formula="of:=[.B4]-[.B9]" office:value-type="float" office:value="1375" calcext:value-type="float">
            <text:p>1375</text:p>
          </table:table-cell>
          <table:table-cell/>
          <table:table-cell table:style-name="ce9"/>
          <table:table-cell table:style-name="ce14" office:value-type="float" office:value="0.666666666666667" calcext:value-type="float">
            <text:p><text:s text:c="2"/>2/ 3</text:p>
          </table:table-cell>
          <table:table-cell table:style-name="ce19" table:formula="of:=([.$B$8]*[.$B$10]/([.$B$4]*(1+[.F$4])))*4*[.$E11]*(188/204)" office:value-type="float" office:value="13.2705882352941" calcext:value-type="float">
            <text:p>13.270588</text:p>
          </table:table-cell>
          <table:table-cell table:style-name="ce19" table:formula="of:=([.$B$8]*[.$B$10]/([.$B$4]*(1+[.G$4])))*4*[.$E11]*(188/204)" office:value-type="float" office:value="14.7450980392157" calcext:value-type="float">
            <text:p>14.745098</text:p>
          </table:table-cell>
          <table:table-cell table:style-name="ce19" table:formula="of:=([.$B$8]*[.$B$10]/([.$B$4]*(1+[.H$4])))*4*[.$E11]*(188/204)" office:value-type="float" office:value="15.6124567474048" calcext:value-type="float">
            <text:p>15.612457</text:p>
          </table:table-cell>
          <table:table-cell table:style-name="ce19" table:formula="of:=([.$B$8]*[.$B$10]/([.$B$4]*(1+[.I$4])))*4*[.$E11]*(188/204)" office:value-type="float" office:value="16.0855614973262" calcext:value-type="float">
            <text:p>16.0855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PS carriers</text:p>
          </table:table-cell>
          <table:table-cell table:formula="of:=CEILING([.B4]*68/8192;1;1)" office:value-type="float" office:value="68" calcext:value-type="float">
            <text:p>68</text:p>
          </table:table-cell>
          <table:table-cell/>
          <table:table-cell table:style-name="ce9" office:value-type="string" calcext:value-type="string">
            <text:p>16QAM</text:p>
          </table:table-cell>
          <table:table-cell table:style-name="ce14" office:value-type="float" office:value="0.75" calcext:value-type="float">
            <text:p><text:s text:c="2"/>3/ 4</text:p>
          </table:table-cell>
          <table:table-cell table:style-name="ce19" table:formula="of:=([.$B$8]*[.$B$10]/([.$B$4]*(1+[.F$4])))*4*[.$E12]*(188/204)" office:value-type="float" office:value="14.9294117647059" calcext:value-type="float">
            <text:p>14.929412</text:p>
          </table:table-cell>
          <table:table-cell table:style-name="ce19" table:formula="of:=([.$B$8]*[.$B$10]/([.$B$4]*(1+[.G$4])))*4*[.$E12]*(188/204)" office:value-type="float" office:value="16.5882352941176" calcext:value-type="float">
            <text:p>16.588235</text:p>
          </table:table-cell>
          <table:table-cell table:style-name="ce19" table:formula="of:=([.$B$8]*[.$B$10]/([.$B$4]*(1+[.H$4])))*4*[.$E12]*(188/204)" office:value-type="float" office:value="17.5640138408304" calcext:value-type="float">
            <text:p>17.564014</text:p>
          </table:table-cell>
          <table:table-cell table:style-name="ce19" table:formula="of:=([.$B$8]*[.$B$10]/([.$B$4]*(1+[.I$4])))*4*[.$E12]*(188/204)" office:value-type="float" office:value="18.096256684492" calcext:value-type="float">
            <text:p>18.0962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inual pilots</text:p>
          </table:table-cell>
          <table:table-cell table:formula="of:=CEILING(177*[.B4]/8192;1;1)" office:value-type="float" office:value="177" calcext:value-type="float">
            <text:p>177</text:p>
          </table:table-cell>
          <table:table-cell/>
          <table:table-cell table:style-name="ce9"/>
          <table:table-cell table:style-name="ce14" office:value-type="float" office:value="0.833333333333333" calcext:value-type="float">
            <text:p><text:s text:c="2"/>5/ 6</text:p>
          </table:table-cell>
          <table:table-cell table:style-name="ce19" table:formula="of:=([.$B$8]*[.$B$10]/([.$B$4]*(1+[.F$4])))*4*[.$E13]*(188/204)" office:value-type="float" office:value="16.5882352941176" calcext:value-type="float">
            <text:p>16.588235</text:p>
          </table:table-cell>
          <table:table-cell table:style-name="ce19" table:formula="of:=([.$B$8]*[.$B$10]/([.$B$4]*(1+[.G$4])))*4*[.$E13]*(188/204)" office:value-type="float" office:value="18.4313725490196" calcext:value-type="float">
            <text:p>18.431373</text:p>
          </table:table-cell>
          <table:table-cell table:style-name="ce19" table:formula="of:=([.$B$8]*[.$B$10]/([.$B$4]*(1+[.H$4])))*4*[.$E13]*(188/204)" office:value-type="float" office:value="19.5155709342561" calcext:value-type="float">
            <text:p>19.515571</text:p>
          </table:table-cell>
          <table:table-cell table:style-name="ce19" table:formula="of:=([.$B$8]*[.$B$10]/([.$B$4]*(1+[.I$4])))*4*[.$E13]*(188/204)" office:value-type="float" office:value="20.1069518716578" calcext:value-type="float">
            <text:p>20.106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ttered pilots</text:p>
          </table:table-cell>
          <table:table-cell table:formula="of:=CEILING(524*[.B4]/8192;1;1)" office:value-type="float" office:value="524" calcext:value-type="float">
            <text:p>524</text:p>
          </table:table-cell>
          <table:table-cell/>
          <table:table-cell table:style-name="ce8"/>
          <table:table-cell table:style-name="ce14" office:value-type="float" office:value="0.875" calcext:value-type="float">
            <text:p><text:s text:c="2"/>7/ 8</text:p>
          </table:table-cell>
          <table:table-cell table:style-name="ce19" table:formula="of:=([.$B$8]*[.$B$10]/([.$B$4]*(1+[.F$4])))*4*[.$E14]*(188/204)" office:value-type="float" office:value="17.4176470588235" calcext:value-type="float">
            <text:p>17.417647</text:p>
          </table:table-cell>
          <table:table-cell table:style-name="ce19" table:formula="of:=([.$B$8]*[.$B$10]/([.$B$4]*(1+[.G$4])))*4*[.$E14]*(188/204)" office:value-type="float" office:value="19.3529411764706" calcext:value-type="float">
            <text:p>19.352941</text:p>
          </table:table-cell>
          <table:table-cell table:style-name="ce19" table:formula="of:=([.$B$8]*[.$B$10]/([.$B$4]*(1+[.H$4])))*4*[.$E14]*(188/204)" office:value-type="float" office:value="20.4913494809689" calcext:value-type="float">
            <text:p>20.491349</text:p>
          </table:table-cell>
          <table:table-cell table:style-name="ce19" table:formula="of:=([.$B$8]*[.$B$10]/([.$B$4]*(1+[.I$4])))*4*[.$E14]*(188/204)" office:value-type="float" office:value="21.1122994652406" calcext:value-type="float">
            <text:p>21.1122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pilots</text:p>
          </table:table-cell>
          <table:table-cell table:formula="of:=[.B13]+[.B14]" office:value-type="float" office:value="701" calcext:value-type="float">
            <text:p>701</text:p>
          </table:table-cell>
          <table:table-cell/>
          <table:table-cell table:style-name="ce7"/>
          <table:table-cell table:style-name="ce14" office:value-type="float" office:value="0.5" calcext:value-type="float">
            <text:p><text:s text:c="2"/>1/ 2</text:p>
          </table:table-cell>
          <table:table-cell table:style-name="ce19" table:formula="of:=([.$B$8]*[.$B$10]/([.$B$4]*(1+[.F$4])))*6*[.$E15]*(188/204)" office:value-type="float" office:value="14.9294117647059" calcext:value-type="float">
            <text:p>14.929412</text:p>
          </table:table-cell>
          <table:table-cell table:style-name="ce19" table:formula="of:=([.$B$8]*[.$B$10]/([.$B$4]*(1+[.G$4])))*6*[.$E15]*(188/204)" office:value-type="float" office:value="16.5882352941176" calcext:value-type="float">
            <text:p>16.588235</text:p>
          </table:table-cell>
          <table:table-cell table:style-name="ce19" table:formula="of:=([.$B$8]*[.$B$10]/([.$B$4]*(1+[.H$4])))*6*[.$E15]*(188/204)" office:value-type="float" office:value="17.5640138408304" calcext:value-type="float">
            <text:p>17.564014</text:p>
          </table:table-cell>
          <table:table-cell table:style-name="ce19" table:formula="of:=([.$B$8]*[.$B$10]/([.$B$4]*(1+[.I$4])))*6*[.$E15]*(188/204)" office:value-type="float" office:value="18.096256684492" calcext:value-type="float">
            <text:p>18.09625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 table:style-name="ce14" office:value-type="float" office:value="0.666666666666667" calcext:value-type="float">
            <text:p><text:s text:c="2"/>2/ 3</text:p>
          </table:table-cell>
          <table:table-cell table:style-name="ce19" table:formula="of:=([.$B$8]*[.$B$10]/([.$B$4]*(1+[.F$4])))*6*[.$E16]*(188/204)" office:value-type="float" office:value="19.9058823529412" calcext:value-type="float">
            <text:p>19.905882</text:p>
          </table:table-cell>
          <table:table-cell table:style-name="ce19" table:formula="of:=([.$B$8]*[.$B$10]/([.$B$4]*(1+[.G$4])))*6*[.$E16]*(188/204)" office:value-type="float" office:value="22.1176470588235" calcext:value-type="float">
            <text:p>22.117647</text:p>
          </table:table-cell>
          <table:table-cell table:style-name="ce19" table:formula="of:=([.$B$8]*[.$B$10]/([.$B$4]*(1+[.H$4])))*6*[.$E16]*(188/204)" office:value-type="float" office:value="23.4186851211073" calcext:value-type="float">
            <text:p>23.418685</text:p>
          </table:table-cell>
          <table:table-cell table:style-name="ce19" table:formula="of:=([.$B$8]*[.$B$10]/([.$B$4]*(1+[.I$4])))*6*[.$E16]*(188/204)" office:value-type="float" office:value="24.1283422459893" calcext:value-type="float">
            <text:p>24.12834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" office:value-type="string" calcext:value-type="string">
            <text:p>64QAM</text:p>
          </table:table-cell>
          <table:table-cell table:style-name="ce14" office:value-type="float" office:value="0.75" calcext:value-type="float">
            <text:p><text:s text:c="2"/>3/ 4</text:p>
          </table:table-cell>
          <table:table-cell table:style-name="ce19" table:formula="of:=([.$B$8]*[.$B$10]/([.$B$4]*(1+[.F$4])))*6*[.$E17]*(188/204)" office:value-type="float" office:value="22.3941176470588" calcext:value-type="float">
            <text:p>22.394118</text:p>
          </table:table-cell>
          <table:table-cell table:style-name="ce19" table:formula="of:=([.$B$8]*[.$B$10]/([.$B$4]*(1+[.G$4])))*6*[.$E17]*(188/204)" office:value-type="float" office:value="24.8823529411765" calcext:value-type="float">
            <text:p>24.882353</text:p>
          </table:table-cell>
          <table:table-cell table:style-name="ce19" table:formula="of:=([.$B$8]*[.$B$10]/([.$B$4]*(1+[.H$4])))*6*[.$E17]*(188/204)" office:value-type="float" office:value="26.3460207612457" calcext:value-type="float">
            <text:p>26.346021</text:p>
          </table:table-cell>
          <table:table-cell table:style-name="ce19" table:formula="of:=([.$B$8]*[.$B$10]/([.$B$4]*(1+[.I$4])))*6*[.$E17]*(188/204)" office:value-type="float" office:value="27.144385026738" calcext:value-type="float">
            <text:p>27.14438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 table:style-name="ce14" office:value-type="float" office:value="0.833333333333333" calcext:value-type="float">
            <text:p><text:s text:c="2"/>5/ 6</text:p>
          </table:table-cell>
          <table:table-cell table:style-name="ce19" table:formula="of:=([.$B$8]*[.$B$10]/([.$B$4]*(1+[.F$4])))*6*[.$E18]*(188/204)" office:value-type="float" office:value="24.8823529411765" calcext:value-type="float">
            <text:p>24.882353</text:p>
          </table:table-cell>
          <table:table-cell table:style-name="ce19" table:formula="of:=([.$B$8]*[.$B$10]/([.$B$4]*(1+[.G$4])))*6*[.$E18]*(188/204)" office:value-type="float" office:value="27.6470588235294" calcext:value-type="float">
            <text:p>27.647059</text:p>
          </table:table-cell>
          <table:table-cell table:style-name="ce19" table:formula="of:=([.$B$8]*[.$B$10]/([.$B$4]*(1+[.H$4])))*6*[.$E18]*(188/204)" office:value-type="float" office:value="29.2733564013841" calcext:value-type="float">
            <text:p>29.273356</text:p>
          </table:table-cell>
          <table:table-cell table:style-name="ce19" table:formula="of:=([.$B$8]*[.$B$10]/([.$B$4]*(1+[.I$4])))*6*[.$E18]*(188/204)" office:value-type="float" office:value="30.1604278074866" calcext:value-type="float">
            <text:p>30.1604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"/>
          <table:table-cell table:style-name="ce14" office:value-type="float" office:value="0.875" calcext:value-type="float">
            <text:p><text:s text:c="2"/>7/ 8</text:p>
          </table:table-cell>
          <table:table-cell table:style-name="ce19" table:formula="of:=([.$B$8]*[.$B$10]/([.$B$4]*(1+[.F$4])))*6*[.$E19]*(188/204)" office:value-type="float" office:value="26.1264705882353" calcext:value-type="float">
            <text:p>26.126471</text:p>
          </table:table-cell>
          <table:table-cell table:style-name="ce19" table:formula="of:=([.$B$8]*[.$B$10]/([.$B$4]*(1+[.G$4])))*6*[.$E19]*(188/204)" office:value-type="float" office:value="29.0294117647059" calcext:value-type="float">
            <text:p>29.029412</text:p>
          </table:table-cell>
          <table:table-cell table:style-name="ce19" table:formula="of:=([.$B$8]*[.$B$10]/([.$B$4]*(1+[.H$4])))*6*[.$E19]*(188/204)" office:value-type="float" office:value="30.7370242214533" calcext:value-type="float">
            <text:p>30.737024</text:p>
          </table:table-cell>
          <table:table-cell table:style-name="ce19" table:formula="of:=([.$B$8]*[.$B$10]/([.$B$4]*(1+[.I$4])))*6*[.$E19]*(188/204)" office:value-type="float" office:value="31.668449197861" calcext:value-type="float">
            <text:p>31.66844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Guid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sheet can be used to calculate the payload bitrate for a first-generation DVB-T system. The table above reports all the available bitr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ll the combinations of modulation (QAM mapping), coding rate (convolutional coding + puncturing), and guard interval (cyclic prefix rati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ease note that the FFT mode (2K, 4K, 8K) is ineffective in terms of bitrate selection, as it just generates longer OFDM symbols but ke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ame spectral efficiency. The only way by which all the values in the table can be changed at once is to modify the available sig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dwidth: this value is typically of 8 MHz, but it can also be 5, 6, or 7 MH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lectors in red font allow changing such parameters. All remaining parameters are computed from these ones and must not be changed.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-€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€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3" number:min-integer-digits="1"/>
    </number:number-style>
    <number:number-style style:name="N133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B-T_20_bitrate_20_calculator" style:display-name="PageStyle_DVB-T bitrate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</meta:initial-creator>
    <meta:creation-date>2016-07-04T10:44:44</meta:creation-date>
    <dc:creator>Giuseppe</dc:creator>
    <dc:date>2016-07-04T11:33:57</dc:date>
    <meta:document-statistic meta:table-count="1" meta:cell-count="123" meta:object-count="0"/>
    <meta:generator>LibreOffice/4.2.8.2$Linux_X86_64 LibreOffice_project/420m0$Build-2</meta:generator>
  </office:meta>
</office:document-meta>
</file>